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PrimitiveTests.testNullPrimitive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llPrimitiveTests.testNullPrimitiveWith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o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